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ndara" fo:font-size="10pt" style:font-size-asian="10pt" style:font-size-complex="10pt"/>
    </style:style>
    <style:style style:name="P2" style:family="paragraph" style:parent-style-name="Standard">
      <style:text-properties style:font-name="Candara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andara" fo:font-size="10pt" style:font-size-asian="10pt" style:font-size-complex="10pt"/>
    </style:style>
    <style:style style:name="T1" style:family="text">
      <style:text-properties style:font-name="Candara" fo:font-size="10pt" fo:font-weight="bold" style:font-size-asian="10pt" style:font-weight-asian="bold" style:font-size-complex="10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Körpertalente</text:p>
      <text:p text:style-name="P1">1 Akrobatik (vgl. Körperbeherrschung)</text:p>
      <text:p text:style-name="P1">2 Fahrzeuge (vgl. Boote&amp;Schiffe, Fahrzeuge; ExoSuits als Sonderfertigkeit)</text:p>
      <text:p text:style-name="P1">3 Klettern</text:p>
      <text:p text:style-name="P1">4 Kochen (vgl. Lebensmittelbearbeitung)</text:p>
      <text:p text:style-name="P1">5 Kraftakt</text:p>
      <text:p text:style-name="P1">6 Materialbearbeitung (vgl. Holz-, Stein-, Stoff-, Leder-, Metallbearbeitung,Fesseln)</text:p>
      <text:p text:style-name="P1">7 Reiten (? evtl. ersetzen durch Biologie/Körperbeherrschung)</text:p>
      <text:p text:style-name="P1">8 Schleichen (vgl. Verbergen)</text:p>
      <text:p text:style-name="P1">9 Schwimmen (?evtl. ersetzen durch Körperbeherrschung)</text:p>
      <text:p text:style-name="P1">10 Selbstbeherrschung</text:p>
      <text:p text:style-name="P1">11 Zechen</text:p>
      <text:p text:style-name="P1"/>
      <text:p text:style-name="P1"/>
      <text:p text:style-name="P2">-Gesellschaftstalente</text:p>
      <text:p text:style-name="P1">1 Anpassen (vgl. Etikette, Gassenwissen, Verkleiden)</text:p>
      <text:p text:style-name="P1">2 Brett- &amp; Gücksspiele</text:p>
      <text:p text:style-name="P1">3 Diebstahl (vgl. Taschendiebstahl, Schösserknacken)</text:p>
      <text:p text:style-name="P1">4 Einschüchtern</text:p>
      <text:p text:style-name="P1">5 Entertainer (vgl. Gaukeleien, Tanzen, Singen, Musizieren, Malen &amp; Zeichnen)</text:p>
      <text:p text:style-name="P1">6 Fassungskraft (vgl. Willenskraft)</text:p>
      <text:p text:style-name="P1">7 Handel</text:p>
      <text:p text:style-name="P1">8 Überzeugen </text:p>
      <text:p text:style-name="P1">9 Verführen (vgl. Betören)</text:p>
      <text:p text:style-name="P1">10 Wesenskenntnisse (vgl. Menschenkenntnis)</text:p>
      <text:p text:style-name="P1"/>
      <text:p text:style-name="P1"/>
      <text:p text:style-name="P2">-Wissenstalente</text:p>
      <text:p text:style-name="P1">1 Biologie (vgl. Pflanzenkunde, Tierkunde, Fährtensuche; Xenobiologie als Sonderfertigkeit)</text:p>
      <text:p text:style-name="P1">2 Chemie (vgl. Alchemie)</text:p>
      <text:p text:style-name="P1">3 Geschichtswissen</text:p>
      <text:p text:style-name="P1">4 Kriegskunde</text:p>
      <text:p text:style-name="P1">5 Mathematik (vgl. Rechnen)</text:p>
      <text:p text:style-name="P1">6 Mechanik</text:p>
      <text:p text:style-name="P1">7 Planetenwissen (vgl. Geographie)</text:p>
      <text:p text:style-name="P1">8 Physik (Astronomie als Sonderfertigkeit)</text:p>
      <text:p text:style-name="P1">9 Programmieren</text:p>
      <text:p text:style-name="P1">10 Psionikwissen</text:p>
      <text:p text:style-name="P1">11Rechtskunde</text:p>
      <text:p text:style-name="P1">12 Sagen und Legenden (inkl. Götter und Kulte) </text:p>
      <text:p text:style-name="P1">13 Sinnesschärfe</text:p>
      <text:p text:style-name="P1">14 Wildnisleben (vgl. Wildnisleben, Fischen&amp;Angeln)</text:p>
      <text:p text:style-name="P1"/>
      <text:p text:style-name="P1"/>
      <text:p text:style-name="P2">-Medizintalente</text:p>
      <text:p text:style-name="P1">1 Chirugie (Xenochirugie als Sonderfertigkeit)</text:p>
      <text:p text:style-name="P1">2 Gifte (vgl. Heilkunde Gift)</text:p>
      <text:p text:style-name="P1">3 Krankheiten (vgl. Heilkunde Krankheiten)</text:p>
      <text:p text:style-name="P1">4 Psyche (vgl. Heilkunde Seele)</text:p>
      <text:p text:style-name="P1">5 Wunden (vgl. Heilkunde Wunden)</text:p>
      <text:p text:style-name="P1"/>
      <text:p text:style-name="P1"/>
      <text:p text:style-name="Standard"><text:span text:style-name="T1">-Systemtalente (Nur für Schiffssysteme)</text:span></text:p>
      <text:p text:style-name="P1">1 Forschung </text:p>
      <text:p text:style-name="P1">2 Herstellung (? evtl. ersetzen durch Materialbearbeitung)</text:p>
      <text:p text:style-name="P1">3 Pilot</text:p>
      <text:p text:style-name="P1">4 Reperatur</text:p>
      <text:p text:style-name="P1">5 Waff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M50S</meta:editing-duration>
    <meta:editing-cycles>19</meta:editing-cycles>
    <meta:generator>OpenOffice/4.1.3$Win32 OpenOffice.org_project/413m1$Build-9783</meta:generator>
    <dc:date>2019-08-25T20:12:27.55</dc:date>
    <meta:document-statistic meta:table-count="0" meta:image-count="0" meta:object-count="0" meta:page-count="1" meta:paragraph-count="50" meta:word-count="193" meta:character-count="1571"/>
    <meta:user-defined meta:name="Info 1"/>
    <meta:user-defined meta:name="Info 2"/>
    <meta:user-defined meta:name="Info 3"/>
    <meta:user-defined meta:name="Info 4"/>
  </office:meta>
</office:document-meta>
</file>